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 style:family="paragraph">
      <style:text-properties fo:font-style="italic" style:font-style-asian="italic" style:font-style-complex="italic"/>
    </style:style>
    <style:style style:name="T3" style:parent-style-name="Fonteparág.padrão" style:family="text">
      <style:text-properties fo:font-weight="bold" style:font-weight-asian="bold" style:font-weight-complex="bold"/>
    </style:style>
    <style:style style:name="T4" style:parent-style-name="Fonteparág.padrão" style:family="text">
      <style:text-properties fo:font-weight="bold" style:font-weight-asian="bold" style:font-weight-complex="bold"/>
    </style:style>
    <style:style style:name="T5" style:parent-style-name="Fonteparág.padrão" style:family="text">
      <style:text-properties fo:font-weight="bold" style:font-weight-asian="bold" style:font-weight-complex="bold"/>
    </style:style>
    <style:style style:name="T6" style:parent-style-name="Fonteparág.padrão" style:family="text">
      <style:text-properties fo:font-weight="bold" style:font-weight-asian="bold" style:font-weight-complex="bold"/>
    </style:style>
    <style:style style:name="T7" style:parent-style-name="Fonteparág.padrão" style:family="text">
      <style:text-properties fo:font-weight="bold" style:font-weight-asian="bold" style:font-weight-complex="bold"/>
    </style:style>
    <style:style style:name="T8" style:parent-style-name="Fonteparág.padrão" style:family="text">
      <style:text-properties fo:font-weight="bold" style:font-weight-asian="bold" style:font-weight-complex="bold"/>
    </style:style>
    <style:style style:name="T9" style:parent-style-name="Fonteparág.padrão" style:family="text">
      <style:text-properties fo:font-weight="bold" style:font-weight-asian="bold" style:font-weight-complex="bold"/>
    </style:style>
    <style:style style:name="T10" style:parent-style-name="Fonteparág.padrão" style:family="text">
      <style:text-properties fo:font-weight="bold" style:font-weight-asian="bold" style:font-weight-complex="bold"/>
    </style:style>
    <style:style style:name="T11" style:parent-style-name="Fonteparág.padrão" style:family="text">
      <style:text-properties fo:font-weight="bold" style:font-weight-asian="bold" style:font-weight-complex="bold"/>
    </style:style>
    <style:style style:name="T12" style:parent-style-name="Fonteparág.padrão" style:family="text">
      <style:text-properties fo:font-weight="bold" style:font-weight-asian="bold" style:font-weight-complex="bold"/>
    </style:style>
    <style:style style:name="T13" style:parent-style-name="Fonteparág.padrão" style:family="text">
      <style:text-properties fo:font-weight="bold" style:font-weight-asian="bold" style:font-weight-complex="bold"/>
    </style:style>
    <style:style style:name="T14" style:parent-style-name="Fonteparág.padrão" style:family="text">
      <style:text-properties fo:font-weight="bold" style:font-weight-asian="bold" style:font-weight-complex="bold"/>
    </style:style>
    <style:style style:name="T15" style:parent-style-name="Fonteparág.padrão" style:family="text">
      <style:text-properties fo:font-weight="bold" style:font-weight-asian="bold" style:font-weight-complex="bold"/>
    </style:style>
    <style:style style:name="T16" style:parent-style-name="Fonteparág.padrão" style:family="text">
      <style:text-properties fo:font-weight="bold" style:font-weight-asian="bold" style:font-weight-complex="bold"/>
    </style:style>
    <style:style style:name="T17" style:parent-style-name="Fonteparág.padrão" style:family="text">
      <style:text-properties fo:font-weight="bold" style:font-weight-asian="bold" style:font-weight-complex="bold"/>
    </style:style>
    <style:style style:name="T18" style:parent-style-name="Fonteparág.padrão" style:family="text">
      <style:text-properties fo:font-weight="bold" style:font-weight-asian="bold" style:font-weight-complex="bold"/>
    </style:style>
    <style:style style:name="T19" style:parent-style-name="Fonteparág.padrão" style:family="text">
      <style:text-properties fo:font-weight="bold" style:font-weight-asian="bold" style:font-weight-complex="bold"/>
    </style:style>
    <style:style style:name="P20" style:parent-style-name="ParágrafodaLista" style:list-style-name="LFO1" style:family="paragraph"/>
    <style:style style:name="P21" style:parent-style-name="ParágrafodaLista" style:list-style-name="LFO1" style:family="paragraph"/>
    <style:style style:name="P22" style:parent-style-name="ParágrafodaLista" style:list-style-name="LFO1" style:family="paragraph"/>
    <style:style style:name="P23" style:parent-style-name="ParágrafodaLista" style:list-style-name="LFO1" style:family="paragraph"/>
    <style:style style:name="P24" style:parent-style-name="ParágrafodaLista" style:list-style-name="LFO1" style:family="paragraph"/>
    <style:style style:name="P25" style:parent-style-name="ParágrafodaLista" style:list-style-name="LFO1" style:family="paragraph"/>
    <style:style style:name="P26" style:parent-style-name="ParágrafodaLista" style:list-style-name="LFO1" style:family="paragraph"/>
    <style:style style:name="P27" style:parent-style-name="ParágrafodaLista" style:list-style-name="LFO1" style:family="paragraph"/>
    <style:style style:name="P28" style:parent-style-name="Normal" style:family="paragraph">
      <style:text-properties fo:font-size="14pt" style:font-size-asian="14pt" style:font-size-complex="14pt"/>
    </style:style>
    <style:style style:name="T29" style:parent-style-name="Fonteparág.padrão" style:family="text">
      <style:text-properties fo:font-size="12pt" style:font-size-asian="12pt" style:font-size-complex="12pt"/>
    </style:style>
    <style:style style:name="T30" style:parent-style-name="Hyperlink" style:family="text">
      <style:text-properties fo:font-size="12pt" style:font-size-asian="12pt" style:font-size-complex="12pt"/>
    </style:style>
    <style:style style:name="T31" style:parent-style-name="Fonteparág.padrão" style:family="text">
      <style:text-properties fo:font-size="12pt" style:font-size-asian="12pt" style:font-size-complex="12pt"/>
    </style:style>
    <style:style style:name="T32" style:parent-style-name="Fonteparág.padrão" style:family="text">
      <style:text-properties fo:font-size="12pt" style:font-size-asian="12pt" style:font-size-complex="12pt"/>
    </style:style>
    <style:style style:name="T33" style:parent-style-name="Hyperlink" style:family="text">
      <style:text-properties fo:font-size="12pt" style:font-size-asian="12pt" style:font-size-complex="12pt"/>
    </style:style>
    <style:style style:name="T34" style:parent-style-name="Fonteparág.padrão" style:family="text">
      <style:text-properties fo:font-size="12pt" style:font-size-asian="12pt" style:font-size-complex="12pt"/>
    </style:style>
  </office:automatic-styles>
  <office:body>
    <office:text text:use-soft-page-breaks="true">
      <text:p text:style-name="P1">Pesquisadores rebatem dados utilizados pela prefeitura de SJC para justificar reabertura do comércio</text:p>
      <text:p text:style-name="Normal"/>
      <text:p text:style-name="P2"><text:s/>Acadêmicos ligados à estudos<text:s/>sobre contaminação pelo<text:s/>coronavírus apontam que números e metodologias apresentados pelo município não têm embasamento científico</text:p>
      <text:p text:style-name="Normal">A Prefeitura de São José dos Campos quer manter o decreto que libera o comércio e implanta o isolamento seletivo na cidade a partir do dia 27 de abril e apresentou um recurso contra a decisão da Justiça que suspendeu a medida. Segundo o prefeito Felício Ramuth a decisão foi baseada na ciência, mas pesquisadores afirmam que os dados apresentados não têm fundamento científico:<text:s/><text:span text:style-name="T3">"é <text:s/>pseudo-ciência a serviço da morte”, aponta um manifesto<text:s/></text:span><text:span text:style-name="T4">assinado<text:s/></text:span><text:span text:style-name="T5">por grupo</text:span><text:span text:style-name="T6">s</text:span><text:span text:style-name="T7"><text:s/>de pesquisadores d</text:span><text:span text:style-name="T8">o Brasil e do Mundo (USP,</text:span><text:span text:style-name="T9"><text:s/>UFABC</text:span><text:span text:style-name="T10">,<text:s/></text:span><text:span text:style-name="T11">USP Ribeirão Preto,<text:s/></text:span><text:span text:style-name="T12">UFRJ</text:span><text:span text:style-name="T13">, UFPR, Unesp,<text:s/></text:span><text:span text:style-name="T14">Universidade de Bristol</text:span><text:span text:style-name="T15">,</text:span><text:span text:style-name="T16"><text:s/>Johns Hopkins</text:span><text:span text:style-name="T17"><text:s/>etc)</text:span>. O grupo<text:s/>que elaborou a nota<text:s/>está envolvido na criação de um software que permite a simulação de cenários de evolução da transmissão comunitária do Coronavírus (Covid-19) e conta ainda com apoio de acadêmicos de outras universidades públicas do Estado de São Paulo.</text:p>
      <text:p text:style-name="Normal">Os especialistas questionam os números e metodologias apresentadas por Ramuth para justificar a ação municipal, que contraria o Governo do Estado e o alerta da Organização Mundial da Saúde sobre uma iminente piora de cenário na<text:s/>América<text:s/>Latina em relação ao combate ao vírus.</text:p>
      <text:p text:style-name="Normal">O prefeito cita uma pesquisa que supõe imunidade de 3,11% da população em função de já terem contraído o vírus, baixa mortalidade na região e baixa ocupação de leitos de UTI. Do ponto de vista científico, porém, os acadêmicos apontam problemas na amostragem, no recorte da pesquisa na interpretação dos dados. Segundo o grupo, a recomendação ainda é de isolamento social para evitar um crescimento exponencial de casos. Veja as principais críticas dos pesquisadores ou<text:s/><text:span text:style-name="T18">leia o manifesto na íntegra aqui) – LINK:</text:span><text:span text:style-name="T19"><text:s/></text:span><text:a xlink:href="https://simulacovid.github.io/covid19/notas.html" office:target-frame-name="_top" xlink:show="replace"><text:span text:style-name="Hyperlink">https://simulacovid.github.io/covid19/notas.html</text:span></text:a></text:p>
      <text:list text:style-name="LFO1" text:continue-numbering="true">
        <text:list-item>
          <text:p text:style-name="P20">O levantamento foi feito com 450 pessoas representa apenas 0.075% da população e não aborda as diferentes regiões da cidade – ou seja, não considera diversas realidades sociais.</text:p>
        </text:list-item>
        <text:list-item>
          <text:p text:style-name="P21">Estudos recentes apontam que o interior paulista ainda vai atingir o pico de contaminação nas próximas semanas.</text:p>
        </text:list-item>
        <text:list-item>
          <text:p text:style-name="P22">Ainda há um extenso debate sobre a aquisição <text:s/>da imunidade: não é possível saber se as pessoas que de fato pegaram Covid-19 não podem contaminar-se novamente. Já foram divulgados casos na literatura científica sobre casos de reinfecção.</text:p>
        </text:list-item>
        <text:list-item>
          <text:p text:style-name="P23">Os dados baseiam-se também no uso de testes rápidos que não identificam material genético do vírus e têm grande margem de erro como indicador.</text:p>
        </text:list-item>
        <text:list-item>
          <text:p text:style-name="P24">O acesso ao Datasus (que contabiliza os óbitos no sistema de saúde) do mês de março não está disponível para consulta, então não há dados precisos disponíveis sobre óbitos.</text:p>
        </text:list-item>
        <text:list-item>
          <text:p text:style-name="P25">A curva de contaminação<text:s/>regional<text:s/>segue ascendente, ainda<text:s/>longe de<text:s/>chegar ao pico, sem considerar as subnotificações e atraso nos resultados<text:s/>dos<text:s/>testes.</text:p>
        </text:list-item>
        <text:list-item>
          <text:p text:style-name="P26">Os testes rápidos aplicados em São José dos Campos identificam a presença de anticorpos e são menos confiáveis e precisos para estatística de contaminação do que os testes do tipo “PCR”, que identificam o material genético do vírus.</text:p>
        </text:list-item>
        <text:list-item>
          <text:p text:style-name="P27">Simulações complexas indicam que abertura do comércio em São José dos Campos pode ter efeitos desastrosos em um área ampla do Sudeste (Litoral Norte Paulista, Litoral Sul do Rio de Janeiro, Eixo Dutra Rio São Paulo, Sul de Minas e toda a região do Vale do Paraíba).<text:s/></text:p>
        </text:list-item>
      </text:list>
      <text:soft-page-break/>
      <text:p text:style-name="P28">Assinam essa nota todas e todos os pesquisadores dos grupos</text:p>
      <text:p text:style-name="Normal"><text:span text:style-name="T29">Ação Interdisciplinar COVID-19 (</text:span><text:a xlink:href="https://simulacovid.github.io/covid19/index.html" office:target-frame-name="_top" xlink:show="replace"><text:span text:style-name="T30">https://simulacovid.github.io/covid19/index.html</text:span></text:a><text:span text:style-name="T31">)</text:span></text:p>
      <text:p text:style-name="Normal"><text:span text:style-name="T32">COVID-19 BRASIL (</text:span><text:a xlink:href="https://ciis.fmrp.usp.br/covid19/" office:target-frame-name="_top" xlink:show="replace"><text:span text:style-name="T33">https://ciis.fmrp.usp.br/covid19/</text:span></text:a><text:span text:style-name="T34">)</text:span></text:p>
      <text:p text:style-name="Normal"/>
      <text:p text:style-name="Normal">Mais informações:<text:s/><text:a xlink:href="mailto:mosaicovid19@gmail.com" office:target-frame-name="_top" xlink:show="replace"><text:span text:style-name="Hyperlink">mosaicovid19@gmail.com</text:span></text:a><text:s/>ou<text:s/><text:a xlink:href="mailto:jose.guedes@ufabc.edu.br" office:target-frame-name="_top" xlink:show="replace"><text:span text:style-name="Hyperlink">jose.guedes@ufabc.edu.br</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fo:margin-left="0.5in">
        <style:tab-stops/>
      </style:paragraph-properties>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é Guedes</meta:initial-creator>
    <dc:creator>Zé Guedes</dc:creator>
    <meta:creation-date>2020-04-23T23:28:00Z</meta:creation-date>
    <dc:date>2020-04-24T02:33:00Z</dc:date>
    <meta:template xlink:href="Normal" xlink:type="simple"/>
    <meta:editing-cycles>6</meta:editing-cycles>
    <meta:editing-duration>PT2160S</meta:editing-duration>
    <meta:document-statistic meta:page-count="2" meta:paragraph-count="7" meta:word-count="623" meta:character-count="3982" meta:row-count="28" meta:non-whitespace-character-count="3366"/>
  </office:meta>
</office:document-meta>
</file>